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6.963cm" style:rel-width="100%" table:align="right" style:may-break-between-rows="false"/>
    </style:style>
    <style:style style:name="Tableau2.A" style:family="table-column">
      <style:table-column-properties style:column-width="8.475cm" style:rel-column-width="4805*"/>
    </style:style>
    <style:style style:name="Tableau2.B" style:family="table-column">
      <style:table-column-properties style:column-width="8.488cm" style:rel-column-width="4812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style:font-name="Liberation Sans1" officeooo:paragraph-rsid="003a05d7"/>
    </style:style>
    <style:style style:name="P2" style:family="paragraph" style:parent-style-name="Standard">
      <style:text-properties style:font-name="Liberation Sans1" officeooo:paragraph-rsid="00604bf7"/>
    </style:style>
    <style:style style:name="P3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ans1" fo:font-size="11pt" fo:font-weight="bold" officeooo:paragraph-rsid="003a05d7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ans1"/>
    </style:style>
    <style:style style:name="P5" style:family="paragraph" style:parent-style-name="Text_20_body">
      <style:text-properties style:font-name="Liberation Sans1"/>
    </style:style>
    <style:style style:name="P6" style:family="paragraph" style:parent-style-name="Text_20_body">
      <style:paragraph-properties fo:text-align="start" style:justify-single-word="false"/>
      <style:text-properties style:font-name="Liberation Sans1" fo:font-size="11pt" fo:font-weight="bold" officeooo:paragraph-rsid="004acea2" style:font-size-asian="11pt" style:font-weight-asian="bold" style:font-size-complex="11pt" style:font-weight-complex="bold"/>
    </style:style>
    <style:style style:name="P7" style:family="paragraph" style:parent-style-name="Text_20_body">
      <style:text-properties style:font-name="Liberation Sans1" officeooo:paragraph-rsid="0053a532"/>
    </style:style>
    <style:style style:name="P8" style:family="paragraph" style:parent-style-name="Text_20_body">
      <style:text-properties style:font-name="Liberation Sans1" officeooo:paragraph-rsid="004c98e9"/>
    </style:style>
    <style:style style:name="P9" style:family="paragraph" style:parent-style-name="Text_20_body">
      <style:text-properties style:font-name="Liberation Sans1" officeooo:paragraph-rsid="005f32cc"/>
    </style:style>
    <style:style style:name="P10" style:family="paragraph" style:parent-style-name="Text_20_body">
      <style:text-properties style:font-name="Liberation Sans1" officeooo:paragraph-rsid="00604bf7"/>
    </style:style>
    <style:style style:name="P11" style:family="paragraph" style:parent-style-name="Standard2">
      <style:text-properties style:font-name="Liberation Sans1"/>
    </style:style>
    <style:style style:name="P12" style:family="paragraph" style:parent-style-name="Standard2">
      <style:text-properties style:font-name="Liberation Sans1" fo:font-weight="bold" style:font-weight-asian="bold" style:font-weight-complex="bold"/>
    </style:style>
    <style:style style:name="P13" style:family="paragraph" style:parent-style-name="Standard2">
      <style:paragraph-properties fo:text-align="end" style:justify-single-word="false"/>
      <style:text-properties style:font-name="Liberation Sans1" fo:font-weight="bold" style:font-weight-asian="bold" style:font-weight-complex="bold"/>
    </style:style>
    <style:style style:name="P14" style:family="paragraph" style:parent-style-name="Standard2">
      <style:text-properties style:font-name="Liberation Sans1" fo:font-weight="bold" officeooo:paragraph-rsid="003a05d7" style:font-weight-asian="bold" style:font-weight-complex="bold"/>
    </style:style>
    <style:style style:name="P15" style:family="paragraph" style:parent-style-name="Standard2">
      <style:paragraph-properties fo:text-align="end" style:justify-single-word="false"/>
      <style:text-properties style:font-name="Liberation Sans1" fo:font-weight="bold" officeooo:rsid="003a05d7" officeooo:paragraph-rsid="003a05d7" style:font-weight-asian="bold" style:font-weight-complex="bold"/>
    </style:style>
    <style:style style:name="P16" style:family="paragraph" style:parent-style-name="Standard2">
      <style:text-properties style:font-name="Liberation Sans1" fo:font-weight="bold" officeooo:rsid="003a05d7" officeooo:paragraph-rsid="003a05d7" style:font-weight-asian="bold" style:font-weight-complex="bold"/>
    </style:style>
    <style:style style:name="P17" style:family="paragraph" style:parent-style-name="Standard2">
      <style:text-properties style:font-name="Liberation Sans1" fo:font-size="2pt" fo:font-weight="bold" style:font-size-asian="2pt" style:font-weight-asian="bold" style:font-size-complex="2pt" style:font-weight-complex="bold"/>
    </style:style>
    <style:style style:name="P18" style:family="paragraph" style:parent-style-name="Standard2">
      <style:paragraph-properties fo:text-align="end" style:justify-single-word="false"/>
      <style:text-properties style:font-name="Liberation Sans1" fo:font-size="2pt" fo:font-weight="bold" style:font-size-asian="2pt" style:font-weight-asian="bold" style:font-size-complex="2pt" style:font-weight-complex="bold"/>
    </style:style>
    <style:style style:name="P19" style:family="paragraph" style:parent-style-name="Standard2">
      <style:text-properties style:font-name="Liberation Sans1" officeooo:paragraph-rsid="0044520b"/>
    </style:style>
    <style:style style:name="P20" style:family="paragraph" style:parent-style-name="Standard2">
      <style:paragraph-properties fo:text-align="center" style:justify-single-word="false"/>
      <style:text-properties fo:color="#ff3333" style:font-name="Liberation Sans1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21" style:family="paragraph" style:parent-style-name="Standard2">
      <style:text-properties officeooo:paragraph-rsid="004acea2"/>
    </style:style>
    <style:style style:name="P22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ans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3" style:family="paragraph" style:parent-style-name="Frame_20_contents">
      <style:paragraph-properties fo:text-align="start" style:justify-single-word="false"/>
      <style:text-properties style:font-name="Liberation Sans1" fo:font-size="11pt" officeooo:paragraph-rsid="004acea2" style:font-size-asian="11pt" style:font-size-complex="11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1"/>
    </style:style>
    <style:style style:name="T6" style:family="text">
      <style:text-properties style:font-name="Liberation Sans1" officeooo:rsid="002ecfcf"/>
    </style:style>
    <style:style style:name="T7" style:family="text">
      <style:text-properties style:font-name="Liberation Sans1" fo:font-weight="normal" style:font-weight-asian="normal" style:font-weight-complex="normal"/>
    </style:style>
    <style:style style:name="T8" style:family="text">
      <style:text-properties style:font-name="Liberation Sans1" fo:font-weight="normal" officeooo:rsid="004166ea" style:font-weight-asian="normal" style:font-weight-complex="normal"/>
    </style:style>
    <style:style style:name="T9" style:family="text">
      <style:text-properties style:font-name="Liberation Sans1" fo:font-weight="normal" officeooo:rsid="0024b1b4" style:font-weight-asian="normal" style:font-weight-complex="normal"/>
    </style:style>
    <style:style style:name="T10" style:family="text">
      <style:text-properties style:font-name="Liberation Sans1" fo:font-weight="normal" style:font-weight-asian="normal" style:font-size-complex="11pt" style:font-weight-complex="normal"/>
    </style:style>
    <style:style style:name="T11" style:family="text">
      <style:text-properties style:font-name="Liberation Sans1" style:font-size-complex="11pt"/>
    </style:style>
    <style:style style:name="T12" style:family="text">
      <style:text-properties style:font-name="Liberation Sans1" fo:font-weight="bold" officeooo:rsid="004166ea" style:font-weight-asian="bold" style:font-size-complex="11pt" style:font-weight-complex="bold"/>
    </style:style>
    <style:style style:name="T13" style:family="text">
      <style:text-properties style:font-name="Liberation Sans1" fo:font-weight="bold" officeooo:rsid="002f287b" style:font-weight-asian="bold" style:font-size-complex="11pt" style:font-weight-complex="bold"/>
    </style:style>
    <style:style style:name="T14" style:family="text">
      <style:text-properties style:font-name="Liberation Sans1" fo:font-weight="bold" officeooo:rsid="00401d5e" style:font-weight-asian="bold" style:font-size-complex="11pt" style:font-weight-complex="bold"/>
    </style:style>
    <style:style style:name="T15" style:family="text">
      <style:text-properties style:font-name="Liberation Sans1" fo:font-weight="bold" officeooo:rsid="002ecfcf" style:font-weight-asian="bold" style:font-size-complex="11pt" style:font-weight-complex="bold"/>
    </style:style>
    <style:style style:name="T16" style:family="text">
      <style:text-properties style:font-name="Liberation Sans1" fo:font-weight="bold" style:font-weight-asian="bold" style:font-weight-complex="bold"/>
    </style:style>
    <style:style style:name="T17" style:family="text">
      <style:text-properties style:font-name="Liberation Sans1" fo:font-weight="bold" officeooo:rsid="004166ea" style:font-weight-asian="bold" style:font-weight-complex="bold"/>
    </style:style>
    <style:style style:name="T18" style:family="text">
      <style:text-properties style:font-name="Liberation Sans1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font-name="Liberation Sans1" style:text-underline-style="solid" style:text-underline-width="auto" style:text-underline-color="font-color" fo:font-weight="bold" officeooo:rsid="0016325e" style:font-weight-asian="bold" style:font-weight-complex="bold"/>
    </style:style>
    <style:style style:name="T20" style:family="text">
      <style:text-properties style:font-name="Liberation Sans1" style:text-underline-style="solid" style:text-underline-width="auto" style:text-underline-color="font-color" fo:font-weight="bold" officeooo:rsid="000ff752" style:font-weight-asian="bold" style:font-weight-complex="bold"/>
    </style:style>
    <style:style style:name="T21" style:family="text">
      <style:text-properties officeooo:rsid="0044520b"/>
    </style:style>
    <style:style style:name="T22" style:family="text">
      <style:text-properties officeooo:rsid="0050fae3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size="10pt" fo:language="fr" fo:country="FR" style:language-asian="zxx" style:country-asian="none" style:language-complex="zxx" style:country-complex="none"/>
    </style:style>
    <style:style style:name="T28" style:family="text">
      <style:text-properties style:font-name="Times New Roman" fo:font-size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6651120" text:id="ct56651120">
          <text:insertion>
            <office:change-info>
              <dc:creator>Auteur inconnu</dc:creator>
              <dc:date>2017-03-22T12:19:00</dc:date>
            </office:change-info>
          </text:insertion>
        </text:changed-region>
        <text:changed-region xml:id="ct56607232" text:id="ct56607232">
          <text:insertion>
            <office:change-info>
              <dc:creator>Auteur inconnu</dc:creator>
              <dc:date>2015-10-28T13:26:00</dc:date>
            </office:change-info>
          </text:insertion>
        </text:changed-region>
        <text:changed-region xml:id="ct56609632" text:id="ct56609632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57028704" text:id="ct57028704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56800144" text:id="ct56800144">
          <text:insertion>
            <office:change-info>
              <dc:creator>Gauthier Bastien</dc:creator>
              <dc:date>2013-01-17T15:05:00</dc:date>
            </office:change-info>
          </text:insertion>
        </text:changed-region>
        <text:changed-region xml:id="ct57018864" text:id="ct57018864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57038048" text:id="ct57038048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57025232" text:id="ct57025232">
          <text:insertion>
            <office:change-info>
              <dc:creator>Gauthier Bastien</dc:creator>
              <dc:date>2013-01-17T15:13:00</dc:date>
            </office:change-info>
          </text:insertion>
        </text:changed-region>
        <text:changed-region xml:id="ct56935488" text:id="ct56935488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57040400" text:id="ct57040400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57075872" text:id="ct57075872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57077952" text:id="ct57077952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57027104" text:id="ct57027104">
          <text:insertion>
            <office:change-info>
              <dc:creator>Gauthier Bastien</dc:creator>
              <dc:date>2013-01-17T14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[Logo Commune]</text:p>
      <text:p text:style-name="P6">Administration Communale de [Nom Commune]<text:line-break/></text:p>
      <text:p text:style-name="P20"><office:annotation><dc:creator>Auteur inconnu</dc:creator><dc:date>2017-02-15T15:31:15</dc:date><text:p text:style-name="P24"><text:span text:style-name="T23">do text if not self.hasMeeting()</text:span></text:p></office:annotation>PROJET DE DÉLIBERATION</text:p>
      <text:p text:style-name="P19">Du registre aux délibérations du <text:change-start text:change-id="ct56651120"/><text:span text:style-name="T21">meetingConfig.</text:span>Title()<text:change-end text:change-id="ct56651120"/> a été extrait ce qui suit :</text:p>
      <text:p text:style-name="P22">Séance du <text:text-input text:description="">self.hasMeeting() and self.getMeeting().Title() or ''</text:text-input></text:p>
      <text:p text:style-name="P11"><text:line-break/><text:span text:style-name="T1">Etaient présents :</text:span></text:p>
      <text:p text:style-name="P4"><office:annotation><dc:date>2009-09-29T00:00:00</dc:date><text:p><text:span text:style-name="T28">do text if </text:span><text:span text:style-name="T26">self.hasMeeting()</text:span></text:p><text:p><text:span text:style-name="T28">from xhtml(view.printAssembly() or view.print_attendees())</text:span></text:p></office:annotation>Assemblée</text:p>
      <text:p text:style-name="P21"><text:span text:style-name="T4"><text:line-break/></text:span><text:span text:style-name="T18">Objet n° </text:span><text:change-start text:change-id="ct56607232"/><text:span text:style-name="T19">self</text:span><text:span text:style-name="T18">.getItemNumber(relativeTo='meeting', </text:span><text:span text:style-name="T20">for_display=True</text:span><text:span text:style-name="T18">)</text:span><text:change-end text:change-id="ct56607232"/><text:span text:style-name="T18"> : </text:span><text:change-start text:change-id="ct56609632"/><text:span text:style-name="T18">self.</text:span><text:span text:style-name="T16">Title()</text:span><text:change-end text:change-id="ct56609632"/></text:p>
      <text:p text:style-name="P5"><office:annotation><dc:creator>Auteur inconnu</dc:creator><dc:date>2017-01-02T16:15:57</dc:date><text:p text:style-name="P24"><text:span text:style-name="T23">do text if self.getMotivation()</text:span></text:p><text:p text:style-name="P24"><text:span text:style-name="T23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5"><office:annotation><dc:creator>Auteur inconnu</dc:creator><dc:date>2017-01-02T16:18:10</dc:date><text:p text:style-name="P24"><text:span text:style-name="T23">do section- for advice in view.printFinanceAdvice('simple')</text:span></text:p></office:annotation></text:span><text:span text:style-name="Police_20_par_20_défaut"><text:span text:style-name="T5">Considérant l'avis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 du Directeur financier remis en date du </text:span></text:span><text:span text:style-name="Police_20_par_20_défaut"><text:span text:style-name="Strong_20_Emphasis"><text:span text:style-name="T8"><text:text-input text:description="">advice['item_transmitted_on_localized']</text:text-input></text:span></text:span></text:span><text:span text:style-name="Police_20_par_20_défaut"><text:span text:style-name="Strong_20_Emphasis"><text:span text:style-name="T9">,</text:span></text:span></text:span></text:p>
      </text:section>
      <text:section text:style-name="Sect1" text:name="avis legal">
        <text:p text:style-name="Text_20_body"><text:span text:style-name="T5"><office:annotation><dc:creator>Auteur inconnu</dc:creator><dc:date>2017-01-02T16:19:06</dc:date><text:p text:style-name="P24"><text:span text:style-name="T26">do section- for advice in view.printFinanceAdvice('legal')</text:span></text:p></office:annotation></text:span><text:span text:style-name="Police_20_par_20_défaut"><text:span text:style-name="T11">Considérant la transmission du dossier au Directeur financier pour avis préalable en date du </text:span></text:span><text:span text:style-name="Strong_20_Emphasis"><text:span text:style-name="T12"><text:text-input text:description="">advice['item_transmitted_on_localized']</text:text-input></text:span></text:span><text:span text:style-name="Police_20_par_20_défaut"><text:span text:style-name="T13">,</text:span></text:span></text:p>
        <text:p text:style-name="Text_20_body"><text:span text:style-name="Police_20_par_20_défaut"><text:span text:style-name="T14">Considérant l'avis </text:span></text:span><text:span text:style-name="Police_20_par_20_défaut"><text:span text:style-name="T15"><text:text-input text:description="">advice['type_translated']</text:text-input></text:span></text:span><text:span text:style-name="Police_20_par_20_défaut"><text:span text:style-name="T14"> du Directeur financier remis en date du </text:span></text:span><text:span text:style-name="Police_20_par_20_défaut"><text:span text:style-name="T12"><text:text-input text:description="">advice['advice_given_on_localized']</text:text-input></text:span></text:span><text:span text:style-name="Strong_20_Emphasis"><text:span text:style-name="T10">,</text:span></text:span></text:p>
      </text:section>
      <text:section text:style-name="Sect1" text:name="avis non donné">
        <text:p text:style-name="Text_20_body"><text:span text:style-name="T5"><office:annotation><dc:creator>Auteur inconnu</dc:creator><dc:date>2017-01-02T16:19:16</dc:date><text:p text:style-name="P24"><text:span text:style-name="T26">do section- for advice in view.printFinanceAdvice('legal_not_given')</text:span></text:p></office:annotation></text:span><text:span text:style-name="Police_20_par_20_défaut"><text:span text:style-name="T5">Considérant la transmission du dossier au Directeur financier pour avis préalable en date du</text:span></text:span><text:span text:style-name="Police_20_par_20_défaut"><text:span text:style-name="T16"> </text:span></text:span><text:bookmark-start text:name="__DdeLink__1237_1781793442"/><text:span text:style-name="Strong_20_Emphasis"><text:span text:style-name="T12"><text:text-input text:description="">advice['item_transmitted_on_localized']</text:text-input></text:span></text:span><text:bookmark-end text:name="__DdeLink__1237_1781793442"/><text:span text:style-name="T5">,</text:span></text:p>
        <text:p text:style-name="Text_20_body"><text:span text:style-name="Police_20_par_20_défaut"><text:span text:style-name="T5">Considérant l'avis non rendu par le Directeur financier,</text:span></text:span></text:p>
      </text:section>
      <text:section text:style-name="Sect1" text:name="avis initiative">
        <text:p text:style-name="Text_20_body"><text:span text:style-name="T5"><office:annotation><dc:creator>Auteur inconnu</dc:creator><dc:date>2017-01-02T16:19:27</dc:date><text:p text:style-name="P24"><text:span text:style-name="T26">do section- for advice in view.printFinanceAdvice('initiative')</text:span></text:p></office:annotation></text:span><text:span text:style-name="Police_20_par_20_défaut"><text:span text:style-name="T5">Considérant l'avis d'initiative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 du Directeur financier remis en date du </text:span></text:span><text:span text:style-name="Police_20_par_20_défaut"><text:span text:style-name="T17"><text:text-input text:description="">advice['advice_given_on_localized']</text:text-input></text:span></text:span><text:span text:style-name="Strong_20_Emphasis"><text:span text:style-name="T7">,</text:span></text:span></text:p>
      </text:section>
      <text:p text:style-name="P5"><office:annotation><dc:creator>Auteur inconnu</dc:creator><dc:date>2017-01-02T16:15:23</dc:date><text:p><text:span text:style-name="T27">do text</text:span></text:p><text:p><text:span text:style-name="T27">from xhtml(view.printXhtml(self, ('&lt;p&gt;&lt;strong&gt;DECIDE:&lt;/strong&gt;&lt;/p&gt;', self.getDecision()), keepWithNext=True)</text:span><text:span text:style-name="T26">, stylesMapping={'para':'Text body'}</text:span><text:span text:style-name="T27">)</text:span></text:p></office:annotation>decision</text:p>
      <text:p text:style-name="P7"><text:line-break/><text:span text:style-name="T2">Annexes :</text:span></text:p>
      <text:p text:style-name="P9"><office:annotation><dc:creator>Auteur inconnu</dc:creator><dc:date>2017-10-11T15:41:39</dc:date><text:p text:style-name="P24"><text:span text:style-name="T23">do text with annexes = </text:span><text:span text:style-name="T26">view.printAllAnnexes()</text:span></text:p><text:p text:style-name="P24"><text:span text:style-name="T26">if annexes</text:span></text:p><text:p text:style-name="P24"><text:span text:style-name="T23">from xhtml(annexes)</text:span></text:p></office:annotation><text:span text:style-name="T22">Annexes</text:span></text:p>
      <text:p text:style-name="P9"><text:span text:style-name="T22"><office:annotation><dc:creator>Auteur inconnu</dc:creator><dc:date>2017-10-11T15:56:07</dc:date><text:p text:style-name="P24"><text:span text:style-name="T23">do text if not view.printAllAnnexes()</text:span></text:p></office:annotation></text:span><text:span text:style-name="T22">-</text:span></text:p>
      <text:p text:style-name="P2"><text:span text:style-name="T2">Annexes </text:span><text:span text:style-name="T3">(après décision) </text:span><text:span text:style-name="T2">:</text:span></text:p>
      <text:p text:style-name="P10"><office:annotation><dc:creator>Auteur inconnu</dc:creator><dc:date>2017-10-11T15:41:39</dc:date><text:p text:style-name="P24"><text:span text:style-name="T23">do text with annexes = </text:span><text:span text:style-name="T26">view.printAllAnnexes(portal_types=['annexDecision'])</text:span></text:p><text:p text:style-name="P24"><text:span text:style-name="T26">if annexes</text:span></text:p><text:p text:style-name="P24"><text:span text:style-name="T23">from xhtml(annexes)</text:span></text:p></office:annotation><text:span text:style-name="T22">Annexes</text:span></text:p>
      <text:p text:style-name="P10"><text:span text:style-name="T22"><office:annotation><dc:creator>Auteur inconnu</dc:creator><dc:date>2017-10-11T15:56:07</dc:date><text:p text:style-name="P24"><text:span text:style-name="T23">do text if not view.printAllAnnexes(</text:span><text:span text:style-name="T26">portal_types=['annexDecision']</text:span><text:span text:style-name="T23">)</text:span></text:p></office:annotation></text:span><text:span text:style-name="T22">-</text:span></text:p>
      <text:p text:style-name="P8">Fait en séance à l’Hôtel de Ville, date que dessus.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7"><office:annotation><dc:creator>Auteur inconnu</dc:creator><dc:date>2017-02-15T15:46:12</dc:date><text:p text:style-name="P24"><text:span text:style-name="T23">do table if self.hasMeeting()</text:span></text:p></office:annotation></text:p>
          </table:table-cell>
          <table:table-cell table:style-name="Tableau2.A1" office:value-type="string">
            <text:p text:style-name="P18"/>
          </table:table-cell>
        </table:table-row>
        <table:table-row>
          <table:table-cell table:style-name="Tableau2.A1" office:value-type="string">
            <text:p text:style-name="P12"><office:annotation><dc:creator>Gauthier Bastien</dc:creator><dc:date>2013-01-17T14:54:09</dc:date><text:p text:style-name="P24"><text:span text:style-name="T25">do text if self.getItemSignatures()</text:span></text:p></office:annotation><text:change-start text:change-id="ct57028704"/>self.getItemSignatures().split('\n')[0]<text:change-end text:change-id="ct57028704"/></text:p>
            <text:p text:style-name="P12"><office:annotation><dc:creator>Gauthier Bastien</dc:creator><dc:date>2013-01-17T15:13:33</dc:date><text:p text:style-name="P24"><text:span text:style-name="T24">do text if not self.getItemSignatures()</text:span></text:p></office:annotation><text:change-start text:change-id="ct56800144"/>self.getItemSignatories(theObjects=True)[1].getGender()=='m' and 'Le' or 'La'<text:change-end text:change-id="ct56800144"/> <office:annotation><dc:creator>Gauthier Bastien</dc:creator><dc:date>2013-01-17T15:13:33</dc:date><text:p text:style-name="P24"><text:span text:style-name="T24">do text if not self.getItemSignatures()</text:span></text:p></office:annotation><text:change-start text:change-id="ct57018864"/>self.getItemSignatories(theObjects=True)[1].getDuty()<text:change-end text:change-id="ct57018864"/></text:p>
          </table:table-cell>
          <table:table-cell table:style-name="Tableau2.A1" office:value-type="string">
            <text:p text:style-name="P13"><office:annotation><dc:creator>Gauthier Bastien</dc:creator><dc:date>2013-01-17T14:54:09</dc:date><text:p text:style-name="P24"><text:span text:style-name="T24">do text if self.getItemSignatures()</text:span></text:p></office:annotation><text:change-start text:change-id="ct57038048"/>self.getItemSignatures().split('\n')[2]<text:change-end text:change-id="ct57038048"/></text:p>
            <text:p text:style-name="P13"><office:annotation><dc:creator>Gauthier Bastien</dc:creator><dc:date>2013-01-17T15:13:33</dc:date><text:p text:style-name="P24"><text:span text:style-name="T24">do text if not self.getItemSignatures()</text:span></text:p></office:annotation><text:change-start text:change-id="ct57025232"/>self.getItemSignatories(theObjects=True)[0].getGender()=='m' and 'Le' or 'La'<text:change-end text:change-id="ct57025232"/> <office:annotation><dc:creator>Gauthier Bastien</dc:creator><dc:date>2013-01-17T15:13:33</dc:date><text:p text:style-name="P24"><text:span text:style-name="T24">do text if not self.getItemSignatures()</text:span></text:p></office:annotation><text:change-start text:change-id="ct56935488"/>self.getItemSignatories(theObjects=True)[0].getDuty()<text:change-end text:change-id="ct56935488"/></text:p>
          </table:table-cell>
        </table:table-row>
        <table:table-row>
          <table:table-cell table:style-name="Tableau2.A1" office:value-type="string">
            <text:p text:style-name="P12">(s) <office:annotation><dc:creator>Gauthier Bastien</dc:creator><dc:date>2013-01-17T14:54:09</dc:date><text:p text:style-name="P24"><text:span text:style-name="T25">do text if self.getItemSignatures()</text:span></text:p></office:annotation><text:change-start text:change-id="ct57040400"/>self.getItemSignatures().split('\n')[1]<text:change-end text:change-id="ct57040400"/></text:p>
            <text:p text:style-name="P12"><office:annotation><dc:creator>Gauthier Bastien</dc:creator><dc:date>2013-01-17T15:13:33</dc:date><text:p text:style-name="P24"><text:span text:style-name="T24">do text if not self.getItemSignatures()</text:span></text:p></office:annotation><text:change-start text:change-id="ct57075872"/>self.getItemSignatories(theObjects=True)[1].Title()<text:change-end text:change-id="ct57075872"/></text:p>
          </table:table-cell>
          <table:table-cell table:style-name="Tableau2.A1" office:value-type="string">
            <text:p text:style-name="P13">(s) <office:annotation><dc:creator>Gauthier Bastien</dc:creator><dc:date>2013-01-17T14:54:09</dc:date><text:p text:style-name="P24"><text:span text:style-name="T25">do text if self.getItemSignatures()</text:span></text:p></office:annotation><text:change-start text:change-id="ct57077952"/>self.getItemSignatures().split('\n')[3]<text:change-end text:change-id="ct57077952"/></text:p>
            <text:p text:style-name="P13"><office:annotation><dc:creator>Gauthier Bastien</dc:creator><dc:date>2013-01-17T15:13:33</dc:date><text:p text:style-name="P24"><text:span text:style-name="T24">do text if not self.getItemSignatures()</text:span></text:p></office:annotation><text:change-start text:change-id="ct57027104"/>self.getItemSignatories(theObjects=True)[0].Title()<text:change-end text:change-id="ct57027104"/></text:p>
          </table:table-cell>
        </table:table-row>
        <table:table-row>
          <table:table-cell table:style-name="Tableau2.A1" table:number-columns-spanned="2" office:value-type="string">
            <text:p text:style-name="P3"><text:line-break/>POUR EXTRAIT CONFORME :</text:p>
          </table:table-cell>
          <table:covered-table-cell/>
        </table:table-row>
        <table:table-row>
          <table:table-cell table:style-name="Tableau2.A1" office:value-type="string">
            <text:p text:style-name="P14"><text:text-input text:description="">self.adapted().getCertifiedSignatures()[0]</text:text-input></text:p>
          </table:table-cell>
          <table:table-cell table:style-name="Tableau2.A1" office:value-type="string">
            <text:p text:style-name="P15"><text:text-input text:description="">self.adapted().getCertifiedSignatures()[2]</text:text-input></text:p>
          </table:table-cell>
        </table:table-row>
        <table:table-row>
          <table:table-cell table:style-name="Tableau2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leau2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>
          <table:table-cell table:style-name="Tableau2.A1" office:value-type="string">
            <text:p text:style-name="P16"><text:text-input text:description="">self.adapted().getCertifiedSignatures()[1]</text:text-input></text:p>
          </table:table-cell>
          <table:table-cell table:style-name="Tableau2.A1" office:value-type="string">
            <text:p text:style-name="P15"><text:text-input text:description="">self.adapted().getCertifiedSignatures()[3]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style:font-name="Liberation Sans" fo:font-family="'Liberation Sans'" style:font-style-name="Normal" style:font-family-generic="swiss" style:font-pitch="variable" fo:font-size="10pt"/>
    </style:style>
    <style:style style:name="Text_20_body" style:display-name="Text body" style:family="paragraph" style:parent-style-name="Standard2" style:class="text">
      <style:paragraph-properties fo:margin-top="0cm" fo:margin-bottom="0.212cm" loext:contextual-spacing="false"/>
      <style:text-properties style:font-name="Liberation Sans" fo:font-family="'Liberation Sans'" style:font-style-name="Normal" style:font-family-generic="swiss" style:font-pitch="variabl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19T08:51:35</meta:creation-date>
    <dc:language>fr-FR</dc:language>
    <meta:editing-cycles>84</meta:editing-cycles>
    <meta:editing-duration>PT3H31M44S</meta:editing-duration>
    <meta:initial-creator>Gauthier Bastien</meta:initial-creator>
    <dc:date>2018-10-22T13:38:59.716371682</dc:date>
    <meta:document-statistic meta:table-count="1" meta:image-count="0" meta:object-count="0" meta:page-count="2" meta:paragraph-count="37" meta:word-count="193" meta:character-count="1903" meta:non-whitespace-character-count="1772"/>
    <meta:user-defined meta:name="Info 1"/>
    <meta:user-defined meta:name="Info 2"/>
    <meta:user-defined meta:name="Info 3"/>
    <meta:user-defined meta:name="Info 4"/>
  </office:meta>
</office:document-meta>
</file>